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DEPreferenceStoreHelper.isResolveInWork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setRetrieveConfs( String con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setResolveInWorkspace( boolean inWork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setSourceSuffixes( Collection sourceSuffix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getRetriev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setRetrieveTypes( String 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getRetrieveSy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setJavadocTypes( Collection javadoc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getRetrieve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setIvyOrg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getDoRetrie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setOrganization( String o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isAlph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getJavadocSuf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getAccepted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IvyDEPreferenceStoreHelper( IPreferenceStore pref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DEPreferenceStoreHelper.setOrganization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getSourc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setIvyOrg( String o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setAcceptedTypes( Collection accepted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getSourceSuf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getRetrieveCon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setSourceTypes( Collection source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setRetrieveSync( boolean sy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setJavadocSuffixes( Collection javadocSuffix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setDoRetrieve( boolean doretrie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setIvySettings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setAlphOrder( boolean alph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setRetrieve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getIvyOrg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getIvyO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getJavadoc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getOrgan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setDefaul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IvyDEPreferenceStoreHelper.getIvySetting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PreferenceStoreHelper.getOrganization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